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rebuchet MS" svg:font-family="'Trebuchet MS'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 style:list-style-name="L1">
      <style:text-properties fo:font-weight="normal" style:font-weight-asian="normal" style:font-weight-complex="normal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 style:list-style-name="L1">
      <style:text-properties fo:font-weight="normal" style:font-weight-asian="normal" style:font-weight-complex="normal"/>
    </style:style>
    <style:style style:name="P16" style:family="paragraph" style:parent-style-name="Standard" style:list-style-name="L2">
      <style:text-properties fo:font-weight="normal" style:font-weight-asian="normal" style:font-weight-complex="normal"/>
    </style:style>
    <style:style style:name="P17" style:family="paragraph" style:parent-style-name="Standard" style:list-style-name="L1">
      <style:text-properties fo:font-weight="normal" style:font-weight-asian="normal" style:font-weight-complex="normal"/>
    </style:style>
    <style:style style:name="P18" style:family="paragraph" style:parent-style-name="Standard" style:list-style-name="L1">
      <style:text-properties fo:font-weight="normal" style:font-weight-asian="normal" style:font-weight-complex="normal"/>
    </style:style>
    <style:style style:name="P19" style:family="paragraph" style:parent-style-name="Standard" style:list-style-name="L1">
      <style:text-properties fo:font-weight="normal" style:font-weight-asian="normal" style:font-weight-complex="normal"/>
    </style:style>
    <style:style style:name="P20" style:family="paragraph" style:parent-style-name="Standard" style:list-style-name="L1">
      <style:text-properties fo:font-weight="normal" style:font-weight-asian="normal" style:font-weight-complex="normal"/>
    </style:style>
    <style:style style:name="P21" style:family="paragraph" style:parent-style-name="Standard" style:list-style-name="L1">
      <style:text-properties fo:font-weight="normal" style:font-weight-asian="normal" style:font-weight-complex="normal"/>
    </style:style>
    <style:style style:name="P22" style:family="paragraph" style:parent-style-name="Standard" style:list-style-name="L1">
      <style:text-properties fo:font-weight="normal" style:font-weight-asian="normal" style:font-weight-complex="normal"/>
    </style:style>
    <style:style style:name="P23" style:family="paragraph" style:parent-style-name="Standard" style:list-style-name="L1">
      <style:text-properties fo:font-weight="normal" style:font-weight-asian="normal" style:font-weight-complex="normal"/>
    </style:style>
    <style:style style:name="P24" style:family="paragraph" style:parent-style-name="Standard" style:list-style-name="L1">
      <style:text-properties fo:font-weight="normal" style:font-weight-asian="normal" style:font-weight-complex="normal"/>
    </style:style>
    <style:style style:name="P25" style:family="paragraph" style:parent-style-name="Standard" style:list-style-name="L3">
      <style:text-properties fo:font-weight="normal" style:font-weight-asian="normal" style:font-weight-complex="normal"/>
    </style:style>
    <style:style style:name="P26" style:family="paragraph" style:parent-style-name="Standard" style:list-style-name="L1">
      <style:text-properties fo:font-weight="normal" style:font-weight-asian="normal" style:font-weight-complex="normal"/>
    </style:style>
    <style:style style:name="P27" style:family="paragraph" style:parent-style-name="Standard" style:list-style-name="L1">
      <style:text-properties fo:font-weight="normal" style:font-weight-asian="normal" style:font-weight-complex="normal"/>
    </style:style>
    <style:style style:name="P28" style:family="paragraph" style:parent-style-name="Standard" style:list-style-name="L1">
      <style:text-properties fo:font-weight="normal" style:font-weight-asian="normal" style:font-weight-complex="normal"/>
    </style:style>
    <style:style style:name="P29" style:family="paragraph" style:parent-style-name="Standard" style:list-style-name="L1">
      <style:text-properties fo:font-weight="normal" style:font-weight-asian="normal" style:font-weight-complex="normal"/>
    </style:style>
    <style:style style:name="P30" style:family="paragraph" style:parent-style-name="Standard" style:list-style-name="L1">
      <style:text-properties fo:font-weight="normal" style:font-weight-asian="normal" style:font-weight-complex="normal"/>
    </style:style>
    <style:style style:name="P31" style:family="paragraph" style:parent-style-name="Standard" style:list-style-name="L1">
      <style:text-properties fo:font-weight="normal" style:font-weight-asian="normal" style:font-weight-complex="normal"/>
    </style:style>
    <style:style style:name="P32" style:family="paragraph" style:parent-style-name="Standard" style:list-style-name="L1">
      <style:text-properties fo:font-weight="normal" style:font-weight-asian="normal" style:font-weight-complex="normal"/>
    </style:style>
    <style:style style:name="P33" style:family="paragraph" style:parent-style-name="Standard" style:list-style-name="L1">
      <style:text-properties fo:font-weight="normal" style:font-weight-asian="normal" style:font-weight-complex="normal"/>
    </style:style>
    <style:style style:name="P34" style:family="paragraph" style:parent-style-name="Standard" style:list-style-name="L1">
      <style:text-properties fo:font-weight="normal" style:font-weight-asian="normal" style:font-weight-complex="normal"/>
    </style:style>
    <style:style style:name="P35" style:family="paragraph" style:parent-style-name="Standard" style:list-style-name="L1">
      <style:text-properties fo:font-weight="normal" style:font-weight-asian="normal" style:font-weight-complex="normal"/>
    </style:style>
    <style:style style:name="P36" style:family="paragraph" style:parent-style-name="Standard" style:list-style-name="L1">
      <style:text-properties fo:font-weight="normal" style:font-weight-asian="normal" style:font-weight-complex="normal"/>
    </style:style>
    <style:style style:name="P37" style:family="paragraph" style:parent-style-name="Standard" style:list-style-name="L1">
      <style:text-properties fo:font-weight="normal" style:font-weight-asian="normal" style:font-weight-complex="normal"/>
    </style:style>
    <style:style style:name="P38" style:family="paragraph" style:parent-style-name="Standard" style:list-style-name="L1">
      <style:text-properties fo:font-weight="normal" style:font-weight-asian="normal" style:font-weight-complex="normal"/>
    </style:style>
    <style:style style:name="P39" style:family="paragraph" style:parent-style-name="Standard" style:list-style-name="L1">
      <style:text-properties fo:font-weight="normal" style:font-weight-asian="normal" style:font-weight-complex="normal"/>
    </style:style>
    <style:style style:name="P40" style:family="paragraph" style:parent-style-name="Standard" style:list-style-name="L1">
      <style:text-properties fo:font-weight="normal" style:font-weight-asian="normal" style:font-weight-complex="normal"/>
    </style:style>
    <style:style style:name="P41" style:family="paragraph" style:parent-style-name="Standard" style:list-style-name="L1">
      <style:text-properties fo:font-weight="normal" style:font-weight-asian="normal" style:font-weight-complex="normal"/>
    </style:style>
    <style:style style:name="P42" style:family="paragraph" style:parent-style-name="Standard" style:list-style-name="L1">
      <style:text-properties fo:font-weight="normal" style:font-weight-asian="normal" style:font-weight-complex="normal"/>
    </style:style>
    <style:style style:name="P43" style:family="paragraph" style:parent-style-name="Standard" style:list-style-name="L1">
      <style:text-properties fo:font-weight="normal" style:font-weight-asian="normal" style:font-weight-complex="normal"/>
    </style:style>
    <style:style style:name="P44" style:family="paragraph" style:parent-style-name="Standard" style:list-style-name="L1">
      <style:text-properties fo:font-weight="normal" style:font-weight-asian="normal" style:font-weight-complex="normal"/>
    </style:style>
    <style:style style:name="P45" style:family="paragraph" style:parent-style-name="Standard" style:list-style-name="L1">
      <style:text-properties fo:font-weight="normal" style:font-weight-asian="normal" style:font-weight-complex="normal"/>
    </style:style>
    <style:style style:name="P46" style:family="paragraph" style:parent-style-name="Standard" style:list-style-name="L1">
      <style:text-properties fo:font-weight="normal" style:font-weight-asian="normal" style:font-weight-complex="normal"/>
    </style:style>
    <style:style style:name="P47" style:family="paragraph" style:parent-style-name="Standard" style:list-style-name="L1">
      <style:text-properties fo:font-weight="normal" style:font-weight-asian="normal" style:font-weight-complex="normal"/>
    </style:style>
    <style:style style:name="P48" style:family="paragraph" style:parent-style-name="Standard" style:list-style-name="L1">
      <style:text-properties fo:font-weight="normal" style:font-weight-asian="normal" style:font-weight-complex="normal"/>
    </style:style>
    <style:style style:name="P49" style:family="paragraph" style:parent-style-name="Standard" style:list-style-name="L1">
      <style:text-properties fo:font-weight="normal" style:font-weight-asian="normal" style:font-weight-complex="normal"/>
    </style:style>
    <style:style style:name="P50" style:family="paragraph" style:parent-style-name="Standard" style:list-style-name="L4">
      <style:text-properties fo:font-weight="normal" style:font-weight-asian="normal" style:font-weight-complex="normal"/>
    </style:style>
    <style:style style:name="P51" style:family="paragraph" style:parent-style-name="Standard" style:list-style-name="L1">
      <style:text-properties fo:font-weight="normal" style:font-weight-asian="normal" style:font-weight-complex="normal"/>
    </style:style>
    <style:style style:name="P52" style:family="paragraph" style:parent-style-name="Standard">
      <style:text-properties fo:font-weight="bold" style:font-weight-asian="bold" style:font-weight-complex="bold"/>
    </style:style>
    <style:style style:name="P53" style:family="paragraph" style:parent-style-name="Standard" style:list-style-name="L2">
      <style:text-properties fo:font-weight="bold" style:font-weight-asian="bold" style:font-weight-complex="bold"/>
    </style:style>
    <style:style style:name="P54" style:family="paragraph" style:parent-style-name="Standard" style:list-style-name="L2">
      <style:text-properties fo:font-weight="bold" style:font-weight-asian="bold" style:font-weight-complex="bold"/>
    </style:style>
    <style:style style:name="P55" style:family="paragraph" style:parent-style-name="Standard" style:list-style-name="L3">
      <style:text-properties fo:font-weight="bold" style:font-weight-asian="bold" style:font-weight-complex="bold"/>
    </style:style>
    <style:style style:name="P56" style:family="paragraph" style:parent-style-name="Standard" style:list-style-name="L4">
      <style:text-properties fo:font-weight="bold" style:font-weight-asian="bold" style:font-weight-complex="bold"/>
    </style:style>
    <style:style style:name="P57" style:family="paragraph" style:parent-style-name="Standard" style:list-style-name="L4">
      <style:text-properties fo:font-weight="bold" style:font-weight-asian="bold" style:font-weight-complex="bold"/>
    </style:style>
    <style:style style:name="P5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teguada-server</text:p>
      <text:p text:style-name="Standard"/>
      <text:p text:style-name="P1">Versión: <text:span text:style-name="T1">0.0.4-1</text:span></text:p>
      <text:p text:style-name="P1">Fecha: <text:span text:style-name="T1">17/04/08</text:span></text:p>
      <text:p text:style-name="P1">Funcionalidad:</text:p>
      <text:p text:style-name="P1"/>
      <text:list text:style-name="L1">
        <text:list-item>
          <text:p text:style-name="P6">Desarrollo de un servidor de eventos distribuidos.</text:p>
        </text:list-item>
        <text:list-item>
          <text:p text:style-name="P6">Desarrollo de test de funcionamientos.</text:p>
        </text:list-item>
        <text:list-item>
          <text:p text:style-name="P6">Integración de los personajes en un mismo fichero</text:p>
        </text:list-item>
        <text:list-item>
          <text:p text:style-name="P6">Parametrización de los tamaños de cuerpos y cabezas</text:p>
          <text:p text:style-name="P6"/>
        </text:list-item>
      </text:list>
      <text:p text:style-name="P3"/>
      <text:p text:style-name="P1">Errores encontrados</text:p>
      <text:p text:style-name="P1">Errores solucionados</text:p>
      <text:p text:style-name="Standard"/>
      <text:p text:style-name="P2">genteguada-client</text:p>
      <text:p text:style-name="Standard"/>
      <text:p text:style-name="P1">Versión: <text:span text:style-name="T1">0.0.4-1</text:span></text:p>
      <text:p text:style-name="P1">Fecha: <text:span text:style-name="T1">17/04/08</text:span></text:p>
      <text:p text:style-name="P1">Funcionalidad:</text:p>
      <text:p text:style-name="P4"/>
      <text:list text:style-name="L1">
        <text:list-item text:start-value="1">
          <text:p text:style-name="P6">Unificación de clases y métodos para jugadores y objetos.</text:p>
        </text:list-item>
        <text:list-item>
          <text:p text:style-name="P6">Modificado sistema de eventos para jugadores y objetos.</text:p>
        </text:list-item>
        <text:list-item>
          <text:p text:style-name="P6">Modificado el encapsulamiento y privacidad de métodos y atributos, así como su acceso.</text:p>
        </text:list-item>
        <text:list-item>
          <text:p text:style-name="P6">Creada una primera versión del chat donde se muestren los eventos.</text:p>
        </text:list-item>
      </text:list>
      <text:p text:style-name="P3"/>
      <text:p text:style-name="P1">Errores encontrados</text:p>
      <text:p text:style-name="P1"/>
      <text:list text:style-name="L4">
        <text:list-item>
          <text:p text:style-name="P56"><text:s/>(1) <text:span text:style-name="T1">Al realizar un movimiento que requiera cambios de dirección el personaje entra en un bucle y no finaliza el movimiento.</text:span></text:p>
          <text:p text:style-name="P50"/>
        </text:list-item>
      </text:list>
      <text:p text:style-name="P1">Errores solucionados</text:p>
      <text:p text:style-name="P1"/>
      <text:list text:style-name="L4">
        <text:list-item text:start-value="1">
          <text:p text:style-name="P56"><text:s/>(1) 08/04/01 <text:span text:style-name="T1">Solucionado el error de bucles de movimiento del avatar. </text:span></text:p>
        </text:list-item>
      </text:list>
      <text:p text:style-name="Standard"/>
      <text:p text:style-name="P2"><text:span text:style-name="T2">genteguada</text:span>-common</text:p>
      <text:p text:style-name="Standard"/>
      <text:p text:style-name="P1">Versión: <text:span text:style-name="T1">0.0.4-1</text:span></text:p>
      <text:p text:style-name="P1">Fecha: <text:span text:style-name="T1">17/04/08</text:span></text:p>
      <text:p text:style-name="P1">Funcionalidad:</text:p>
      <text:p text:style-name="P1"/>
      <text:list text:style-name="L1">
        <text:list-item text:start-value="1">
          <text:p text:style-name="P6">Definición de eventos</text:p>
        </text:list-item>
        <text:list-item>
          <text:p text:style-name="P6">Comando que se ejecutan eventos distribuidos</text:p>
        </text:list-item>
      </text:list>
      <text:p text:style-name="P1"/>
      <text:p text:style-name="P1">Errores encontrados</text:p>
      <text:p text:style-name="P1">Errores solucion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enteguada-server</text:p>
      <text:p text:style-name="Standard"/>
      <text:p text:style-name="P1">Versión: <text:span text:style-name="T1">0.0.3-1</text:span></text:p>
      <text:p text:style-name="P1">Fecha: <text:span text:style-name="T1">08/04/08</text:span></text:p>
      <text:p text:style-name="P1">Funcionalidad:</text:p>
      <text:p text:style-name="P1"/>
      <text:list text:style-name="L1">
        <text:list-item>
          <text:p text:style-name="P6">Cambio del servidor de twisted por uno generado por nosotros.</text:p>
        </text:list-item>
        <text:list-item>
          <text:p text:style-name="P6">Ejecución de métodos del servidor a petición del cliente.</text:p>
        </text:list-item>
        <text:list-item>
          <text:p text:style-name="P6">Desarrollo de test de funcionamientos.</text:p>
        </text:list-item>
        <text:list-item>
          <text:p text:style-name="P6">Automatización de las texturas de los modelos 3D</text:p>
        </text:list-item>
        <text:list-item>
          <text:p text:style-name="P6">Generación de los PNG de los modelos 3D</text:p>
          <text:p text:style-name="P6"/>
        </text:list-item>
      </text:list>
      <text:p text:style-name="P3"/>
      <text:p text:style-name="P1">Errores encontrados</text:p>
      <text:p text:style-name="P1">Errores solucionados</text:p>
      <text:p text:style-name="Standard"/>
      <text:p text:style-name="P2">genteguada-client</text:p>
      <text:p text:style-name="Standard"/>
      <text:p text:style-name="P1">Versión: <text:span text:style-name="T1">0.0.3-1</text:span></text:p>
      <text:p text:style-name="P1">Fecha: <text:span text:style-name="T1">08/04/08</text:span></text:p>
      <text:p text:style-name="P1">Funcionalidad:</text:p>
      <text:p text:style-name="P4"/>
      <text:list text:style-name="L1">
        <text:list-item text:start-value="1">
          <text:p text:style-name="P6">Todos los sprites de los jugadores se incluyen en el mismo grupo.</text:p>
        </text:list-item>
        <text:list-item>
          <text:p text:style-name="P6">Marcar celdas de una habitación como bloqueadas.</text:p>
        </text:list-item>
        <text:list-item>
          <text:p text:style-name="P6">Lista de casillas visitadas por un jugador en su movimiento.</text:p>
        </text:list-item>
        <text:list-item>
          <text:p text:style-name="P6">Las actualizaciones en pantalla ocurren sólo cuando se produce un evento al que se esté suscrito en el modelo.</text:p>
        </text:list-item>
      </text:list>
      <text:p text:style-name="P3"/>
      <text:p text:style-name="P1">Errores encontrados</text:p>
      <text:p text:style-name="P1"/>
      <text:list text:style-name="L2">
        <text:list-item>
          <text:p text:style-name="P53"><text:s/>(1) <text:span text:style-name="T1">Al realizar un movimiento que requiera cambios de dirección el personaje entra en un bucle y no finaliza el movimiento.</text:span></text:p>
          <text:p text:style-name="P16"/>
        </text:list-item>
      </text:list>
      <text:p text:style-name="P1">Errores solucionados</text:p>
      <text:p text:style-name="P1"/>
      <text:list text:style-name="L2">
        <text:list-item text:start-value="1">
          <text:p text:style-name="P53"><text:s/>(1) 08/04/01 <text:span text:style-name="T1">Solucionado el error de bucles de movimiento del avatar. </text:span></text:p>
        </text:list-item>
      </text:list>
      <text:p text:style-name="Standard"/>
      <text:p text:style-name="P2"><text:span text:style-name="T2">genteguada</text:span>-common</text:p>
      <text:p text:style-name="Standard"/>
      <text:p text:style-name="P1">Versión: <text:span text:style-name="T1">0.0.3-1</text:span></text:p>
      <text:p text:style-name="P1">Fecha: <text:span text:style-name="T1">08/04/08</text:span></text:p>
      <text:p text:style-name="P1">Funcionalidad:</text:p>
      <text:p text:style-name="P1"/>
      <text:list text:style-name="L1">
        <text:list-item text:start-value="1">
          <text:p text:style-name="P6">Objeto remoto para la ejecución de métodos RPC</text:p>
        </text:list-item>
        <text:list-item>
          <text:p text:style-name="P6">Comando que se ejecuta remotamente</text:p>
        </text:list-item>
      </text:list>
      <text:p text:style-name="P1"/>
      <text:p text:style-name="P1">Errores encontrados</text:p>
      <text:p text:style-name="P1">Errores solucion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enteguada-server</text:p>
      <text:p text:style-name="Standard"/>
      <text:p text:style-name="P1">Versión: <text:span text:style-name="T1">0.0.2-1</text:span></text:p>
      <text:p text:style-name="P1">Fecha: <text:span text:style-name="T1">01/04/08</text:span></text:p>
      <text:p text:style-name="P1">Funcionalidad:</text:p>
      <text:p text:style-name="P1"/>
      <text:list text:style-name="L1">
        <text:list-item text:start-value="1">
          <text:p text:style-name="P6">Serializacion de objetos eventos.</text:p>
        </text:list-item>
        <text:list-item>
          <text:p text:style-name="P6">Envio de objetos eventos serializados al servidor.</text:p>
          <text:p text:style-name="P6"/>
        </text:list-item>
      </text:list>
      <text:p text:style-name="P3"/>
      <text:p text:style-name="P1">Errores encontrados</text:p>
      <text:p text:style-name="P1">Errores solucionados</text:p>
      <text:p text:style-name="Standard"/>
      <text:p text:style-name="P2">genteguada-client</text:p>
      <text:p text:style-name="Standard"/>
      <text:p text:style-name="P1">Versión: <text:span text:style-name="T1">0.0.2-1</text:span></text:p>
      <text:p text:style-name="P1">Fecha: <text:span text:style-name="T1">01/04/08</text:span></text:p>
      <text:p text:style-name="P1">Funcionalidad:</text:p>
      <text:p text:style-name="P4"/>
      <text:list text:style-name="L1">
        <text:list-item text:start-value="1">
          <text:p text:style-name="P6">Desarrollo de test de funcionamiento</text:p>
        </text:list-item>
        <text:list-item>
          <text:p text:style-name="P6">comunicación por eventos entre el modelo y el servidor</text:p>
        </text:list-item>
        <text:list-item>
          <text:p text:style-name="P6">Nueva version en desarrollo del algoritmo de moviento</text:p>
        </text:list-item>
      </text:list>
      <text:p text:style-name="P3"/>
      <text:p text:style-name="P1">Errores encontrados</text:p>
      <text:p text:style-name="P1"/>
      <text:list text:style-name="L3">
        <text:list-item>
          <text:p text:style-name="P55"><text:s/><text:span text:style-name="T1">Al realizar un movimiento que requiera cambios de direccion el personaje entra en un bucle y no finaliza el movimiento.</text:span></text:p>
          <text:p text:style-name="P25"/>
        </text:list-item>
      </text:list>
      <text:p text:style-name="P1">Errores solucionados</text:p>
      <text:p text:style-name="Standard"/>
      <text:p text:style-name="P2"><text:span text:style-name="T2">genteguada</text:span>-common</text:p>
      <text:p text:style-name="Standard"/>
      <text:p text:style-name="P1">Versión: <text:span text:style-name="T1">0.0.2-1</text:span></text:p>
      <text:p text:style-name="P1">Fecha: <text:span text:style-name="T1">01/04/08</text:span></text:p>
      <text:p text:style-name="P1">Funcionalidad:</text:p>
      <text:p text:style-name="P1"/>
      <text:list text:style-name="L1">
        <text:list-item text:start-value="1">
          <text:p text:style-name="P6">Nueva versión simplificada de los eventos</text:p>
        </text:list-item>
      </text:list>
      <text:p text:style-name="P1"/>
      <text:p text:style-name="P1">Errores encontrados</text:p>
      <text:p text:style-name="P1">Errores solucion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enteguada-server</text:p>
      <text:p text:style-name="Standard"/>
      <text:p text:style-name="P1">Versión: <text:span text:style-name="T1">0.0.1-1</text:span></text:p>
      <text:p text:style-name="P1">Fecha: <text:span text:style-name="T1">25/03/08</text:span></text:p>
      <text:p text:style-name="P1">Funcionalidad:</text:p>
      <text:p text:style-name="P1"/>
      <text:list text:style-name="L1">
        <text:list-item text:start-value="1">
          <text:p text:style-name="P6">Ficheros necesarios para generar el empaquetamiento.</text:p>
        </text:list-item>
        <text:list-item>
          <text:p text:style-name="P6">Servidor que acepta peticiones.</text:p>
        </text:list-item>
        <text:list-item>
          <text:p text:style-name="P6">Manejador de peticiones.</text:p>
        </text:list-item>
        <text:list-item>
          <text:p text:style-name="P6">Informar a los clientes conectados que se conectado un nuevo cliente.</text:p>
        </text:list-item>
        <text:list-item>
          <text:p text:style-name="P6">Envio simultaneo de los datos recibidos de un cliente a los demas clientes que se encuentren conectados.</text:p>
        </text:list-item>
        <text:list-item>
          <text:p text:style-name="P6">Informar a los clientes que se ha desconectado un cliente.</text:p>
        </text:list-item>
      </text:list>
      <text:p text:style-name="P3"/>
      <text:p text:style-name="P1">Errores encontrados</text:p>
      <text:p text:style-name="P1">Errores solucionados</text:p>
      <text:p text:style-name="Standard"/>
      <text:p text:style-name="P2">genteguada-client</text:p>
      <text:p text:style-name="Standard"/>
      <text:p text:style-name="P1">Versión: <text:span text:style-name="T1">0.0.1-1</text:span></text:p>
      <text:p text:style-name="P1">Fecha: <text:span text:style-name="T1">25/03/08</text:span></text:p>
      <text:p text:style-name="P1">Funcionalidad:</text:p>
      <text:p text:style-name="P1"/>
      <text:list text:style-name="L1">
        <text:list-item text:start-value="1">
          <text:p text:style-name="P6">Ficheros necesarios para generar el empaquetamiento.</text:p>
        </text:list-item>
        <text:list-item>
          <text:p text:style-name="P6">Carga de una habitación (personajes, baldosas y objetos)</text:p>
        </text:list-item>
        <text:list-item>
          <text:p text:style-name="P6">Movimiento de personajes por teclado y por ratón</text:p>
        </text:list-item>
        <text:list-item>
          <text:p text:style-name="P6">Soporte para varios jugadores</text:p>
        </text:list-item>
        <text:list-item>
          <text:p text:style-name="P6">Algoritmo de calculo de caminos</text:p>
        </text:list-item>
      </text:list>
      <text:p text:style-name="P3"/>
      <text:p text:style-name="P1">Errores encontrados</text:p>
      <text:p text:style-name="P1">Errores solucionados</text:p>
      <text:p text:style-name="Standard"/>
      <text:p text:style-name="P2">genteguada-common</text:p>
      <text:p text:style-name="Standard"/>
      <text:p text:style-name="P1">Versión: <text:span text:style-name="T1">0.0.1-1</text:span></text:p>
      <text:p text:style-name="P1">Fecha: <text:span text:style-name="T1">25/03/08</text:span></text:p>
      <text:p text:style-name="P1">Funcionalidad:</text:p>
      <text:p text:style-name="P1"/>
      <text:list text:style-name="L1">
        <text:list-item text:start-value="1">
          <text:p text:style-name="P6">Ficheros necesarios para generar el empaquetamiento.</text:p>
        </text:list-item>
        <text:list-item>
          <text:p text:style-name="P6">Clase base para los eventos</text:p>
        </text:list-item>
      </text:list>
      <text:p text:style-name="P1"/>
      <text:p text:style-name="P1">Errores encontrados</text:p>
      <text:p text:style-name="P1">Errores solucionad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rebuchet MS" svg:font-family="'Trebuchet MS'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rebuchet MS" fo:font-size="10pt" fo:language="es" fo:country="E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fo:font-size="12pt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size="12pt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24T16:35:03</meta:creation-date>
    <dc:date>2008-04-17T13:33:07</dc:date>
    <meta:editing-cycles>5</meta:editing-cycles>
    <meta:editing-duration>PT1H26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7" meta:word-count="567" meta:character-count="3745"/>
  </office:meta>
</office:document-meta>
</file>